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8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61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785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9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.76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2" style:family="paragraph">
      <style:text-properties style:font-name="Liberation Sans1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6.35cm" svg:height="3.048cm" svg:x="8.636cm" svg:y="10.414cm">
          <draw:text-box>
            <text:p text:style-name="P1"><text:span text:style-name="T1">computer_service</text:span></text:p>
            <text:p text:style-name="P2"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 text:style-name="P2"><text:span text:style-name="T1">get_all_pod_addresses()→[{Ip,Port}]</text:span></text:p>
          </draw:text-box>
        </draw:frame>
        <draw:frame draw:style-name="gr2" draw:text-style-name="P6" draw:layer="layout" svg:width="6.278cm" svg:height="3.009cm" svg:x="20.9cm" svg:y="1.055cm">
          <draw:text-box>
            <text:p text:style-name="P4"><text:span text:style-name="T2">dns_master_service</text:span></text:p>
            <text:p text:style-name="P5"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 text:style-name="P5"><text:span text:style-name="T2">update(ExpiredTime)-&gt;ok</text:span></text:p>
          </draw:text-box>
        </draw:frame>
        <draw:frame draw:style-name="gr3" draw:text-style-name="P3" draw:layer="layout" svg:width="7.112cm" svg:height="3.797cm" svg:x="8.382cm" svg:y="15.507cm">
          <draw:text-box>
            <text:p text:style-name="P1"><text:span text:style-name="T1">pod_service</text:span></text:p>
            <text:p text:style-name="P2"><text:span text:style-name="T1">computerIpAddress</text:span><text:span text:style-name="T1"><text:line-break/></text:span><text:span text:style-name="T1">podIpAddres</text:span></text:p>
            <text:p text:style-name="P2"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 text:style-name="P2"><text:span text:style-name="T1">get_all_services()→[{ServiceId,{Ip,Port}}]</text:span></text:p>
          </draw:text-box>
        </draw:frame>
        <draw:frame draw:style-name="gr2" draw:text-style-name="P6" draw:layer="layout" svg:width="6.278cm" svg:height="2.863cm" svg:x="16.836cm" svg:y="10.091cm">
          <draw:text-box>
            <text:p text:style-name="P4"><text:span text:style-name="T2">dns_local_service</text:span></text:p>
            <text:p text:style-name="P5"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 text:style-name="P5"><text:span text:style-name="T2">get(ServiceId)-&gt;[{Ip,Port}]</text:span></text:p>
          </draw:text-box>
        </draw:frame>
        <draw:frame draw:style-name="gr2" draw:text-style-name="P6" draw:layer="layout" svg:width="6.278cm" svg:height="2.863cm" svg:x="16.764cm" svg:y="13.393cm">
          <draw:text-box>
            <text:p text:style-name="P4"><text:span text:style-name="T2">log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6" draw:layer="layout" svg:width="7.62cm" svg:height="3.797cm" svg:x="0.508cm" svg:y="1.029cm">
          <draw:text-box>
            <text:p text:style-name="P4"><text:span text:style-name="T2">catalog_service</text:span></text:p>
            <text:p text:style-name="P5"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 text:style-name="P5"><text:span text:style-name="T2">add(ServiceId,dir,Path)-&gt;ok|error</text:span></text:p>
            <text:p text:style-name="P5"><text:span text:style-name="T2">add(ServiceId,TarFileNamen,Bytes)-&gt;ok|error</text:span></text:p>
            <text:p text:style-name="P5"><text:span text:style-name="T2">delete(ServiceId)</text:span><text:span text:style-name="T2">-&gt;ok|error</text:span></text:p>
            <text:p text:style-name="P5"><text:span text:style-name="T2">get(ServiceId)→{ok,TarFileName,Bytes}</text:span></text:p>
          </draw:text-box>
        </draw:frame>
        <draw:frame draw:style-name="gr5" draw:text-style-name="P6" draw:layer="layout" svg:width="7.118cm" svg:height="3.009cm" svg:x="0.502cm" svg:y="6.858cm">
          <draw:text-box>
            <text:p text:style-name="P4"><text:span text:style-name="T2">iaas_service</text:span></text:p>
            <text:p text:style-name="P5"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 text:style-name="P5"><text:span text:style-name="T2">delete(ComputerId)→[{Ip,Port}]-&gt;ok|error</text:span></text:p>
            <text:p text:style-name="P5"><text:span text:style-name="T2">get_all_computers()-&gt;[{Ip,Port}]</text:span></text:p>
          </draw:text-box>
        </draw:frame>
        <draw:frame draw:style-name="gr6" draw:text-style-name="P3" draw:layer="layout" svg:width="7.112cm" svg:height="2.615cm" svg:x="16.764cm" svg:y="16.764cm">
          <draw:text-box>
            <text:p text:style-name="P1"><text:span text:style-name="T1">gen_server(ServiceId)</text:span></text:p>
            <text:p text:style-name="P2"><text:span text:style-name="T1"><text:line-break/></text:span><text:span text:style-name="T1">local_dns_ip_address</text:span></text:p>
            <text:p text:style-name="P2"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2" draw:text-style-name="P6" draw:layer="layout" svg:width="6.278cm" svg:height="2.863cm" svg:x="11.264cm" svg:y="0.594cm">
          <draw:text-box>
            <text:p text:style-name="P4"><text:span text:style-name="T2">master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2" draw:text-style-name="P6" draw:layer="layout" svg:width="5.701cm" svg:height="2.863cm" svg:x="17.921cm" svg:y="5.334cm">
          <draw:text-box>
            <text:p text:style-name="P4"><text:span text:style-name="T2">tcp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3" draw:layer="layout" svg:width="6.35cm" svg:height="3.048cm" svg:x="9.144cm" svg:y="1.524cm">
          <draw:text-box>
            <text:p text:style-name="P1"><text:span text:style-name="T1">computer_service</text:span></text:p>
            <text:p text:style-name="P2"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 text:style-name="P2"><text:span text:style-name="T1">get_all_pod_addresses()→[{Ip,Port}]</text:span></text:p>
          </draw:text-box>
        </draw:frame>
        <draw:frame draw:style-name="gr2" draw:text-style-name="P6" draw:layer="layout" svg:width="6.278cm" svg:height="3.009cm" svg:x="16.074cm" svg:y="13.755cm">
          <draw:text-box>
            <text:p text:style-name="P4"><text:span text:style-name="T2">dns_master_service</text:span></text:p>
            <text:p text:style-name="P5"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 text:style-name="P5"><text:span text:style-name="T2">update(ExpiredTime)-&gt;ok</text:span></text:p>
          </draw:text-box>
        </draw:frame>
        <draw:frame draw:style-name="gr3" draw:text-style-name="P3" draw:layer="layout" svg:width="7.112cm" svg:height="3.797cm" svg:x="8.89cm" svg:y="5.334cm">
          <draw:text-box>
            <text:p text:style-name="P1"><text:span text:style-name="T1">pod_service</text:span></text:p>
            <text:p text:style-name="P2"><text:span text:style-name="T1">computerIpAddress</text:span><text:span text:style-name="T1"><text:line-break/></text:span><text:span text:style-name="T1">podIpAddres</text:span></text:p>
            <text:p text:style-name="P2"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 text:style-name="P2"><text:span text:style-name="T1">get_all_services()→[{ServiceId,{Ip,Port}}]</text:span></text:p>
          </draw:text-box>
        </draw:frame>
        <draw:frame draw:style-name="gr2" draw:text-style-name="P6" draw:layer="layout" svg:width="6.278cm" svg:height="2.863cm" svg:x="9.398cm" svg:y="9.583cm">
          <draw:text-box>
            <text:p text:style-name="P4"><text:span text:style-name="T2">dns_local_service</text:span></text:p>
            <text:p text:style-name="P5"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 text:style-name="P5"><text:span text:style-name="T2">get(ServiceId)-&gt;[{Ip,Port}]</text:span></text:p>
          </draw:text-box>
        </draw:frame>
        <draw:frame draw:style-name="gr2" draw:text-style-name="P6" draw:layer="layout" svg:width="6.278cm" svg:height="2.863cm" svg:x="17.272cm" svg:y="9.652cm">
          <draw:text-box>
            <text:p text:style-name="P4"><text:span text:style-name="T2">log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6" draw:layer="layout" svg:width="7.62cm" svg:height="3.797cm" svg:x="1.016cm" svg:y="13.729cm">
          <draw:text-box>
            <text:p text:style-name="P4"><text:span text:style-name="T2">catalog_service</text:span></text:p>
            <text:p text:style-name="P5"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 text:style-name="P5"><text:span text:style-name="T2">add(ServiceId,dir,Path)-&gt;ok|error</text:span></text:p>
            <text:p text:style-name="P5"><text:span text:style-name="T2">add(ServiceId,TarFileNamen,Bytes)-&gt;ok|error</text:span></text:p>
            <text:p text:style-name="P5"><text:span text:style-name="T2">delete(ServiceId)</text:span><text:span text:style-name="T2">-&gt;ok|error</text:span></text:p>
            <text:p text:style-name="P5"><text:span text:style-name="T2">get(ServiceId)→{ok,TarFileName,Bytes}</text:span></text:p>
          </draw:text-box>
        </draw:frame>
        <draw:frame draw:style-name="gr5" draw:text-style-name="P6" draw:layer="layout" svg:width="7.118cm" svg:height="3.009cm" svg:x="0.756cm" svg:y="1.524cm">
          <draw:text-box>
            <text:p text:style-name="P4"><text:span text:style-name="T2">iaas_service</text:span></text:p>
            <text:p text:style-name="P5"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 text:style-name="P5"><text:span text:style-name="T2">delete(ComputerId)→[{Ip,Port}]-&gt;ok|error</text:span></text:p>
            <text:p text:style-name="P5"><text:span text:style-name="T2">get_all_computers()-&gt;[{Ip,Port}]</text:span></text:p>
          </draw:text-box>
        </draw:frame>
        <draw:frame draw:style-name="gr6" draw:text-style-name="P3" draw:layer="layout" svg:width="7.112cm" svg:height="2.615cm" svg:x="20.066cm" svg:y="0.687cm">
          <draw:text-box>
            <text:p text:style-name="P1"><text:span text:style-name="T1">gen_server(ServiceId)</text:span></text:p>
            <text:p text:style-name="P2"><text:span text:style-name="T1"><text:line-break/></text:span><text:span text:style-name="T1">local_dns_ip_address</text:span></text:p>
            <text:p text:style-name="P2"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2" draw:text-style-name="P6" draw:layer="layout" svg:width="6.278cm" svg:height="2.863cm" svg:x="9.398cm" svg:y="13.716cm">
          <draw:text-box>
            <text:p text:style-name="P4"><text:span text:style-name="T2">master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2" draw:text-style-name="P6" draw:layer="layout" svg:width="5.701cm" svg:height="2.863cm" svg:x="2.427cm" svg:y="9.398cm">
          <draw:text-box>
            <text:p text:style-name="P4"><text:span text:style-name="T2">tcp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3" draw:layer="layout" svg:width="6.35cm" svg:height="3.048cm" svg:x="9.906cm" svg:y="13.97cm">
          <draw:text-box>
            <text:p text:style-name="P1"><text:span text:style-name="T1">computer_service</text:span></text:p>
            <text:p text:style-name="P2"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 text:style-name="P2"><text:span text:style-name="T1">get_all_pod_addresses()→[{Ip,Po</text:span><text:span text:style-name="T1">rt}]</text:span></text:p>
          </draw:text-box>
        </draw:frame>
        <draw:frame draw:style-name="gr2" draw:text-style-name="P6" draw:layer="layout" svg:width="6.278cm" svg:height="3.009cm" svg:x="1.088cm" svg:y="5.334cm">
          <draw:text-box>
            <text:p text:style-name="P4"><text:span text:style-name="T2">dns_master_service</text:span></text:p>
            <text:p text:style-name="P5"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 text:style-name="P5"><text:span text:style-name="T2">update(ExpiredTime)-&gt;ok</text:span></text:p>
          </draw:text-box>
        </draw:frame>
        <draw:frame draw:style-name="gr3" draw:text-style-name="P3" draw:layer="layout" svg:width="7.112cm" svg:height="3.797cm" svg:x="15.24cm" svg:y="9.157cm">
          <draw:text-box>
            <text:p text:style-name="P1"><text:span text:style-name="T1">pod_service</text:span></text:p>
            <text:p text:style-name="P2"><text:span text:style-name="T1">computerIpAddress</text:span><text:span text:style-name="T1"><text:line-break/></text:span><text:span text:style-name="T1">podIpAddres</text:span></text:p>
            <text:p text:style-name="P2"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 text:style-name="P2"><text:span text:style-name="T1">get_all_services()→[{ServiceId,{Ip,Port}}]</text:span></text:p>
          </draw:text-box>
        </draw:frame>
        <draw:frame draw:style-name="gr2" draw:text-style-name="P6" draw:layer="layout" svg:width="6.278cm" svg:height="2.863cm" svg:x="7.946cm" svg:y="9.144cm">
          <draw:text-box>
            <text:p text:style-name="P4"><text:span text:style-name="T2">dns_local_service</text:span></text:p>
            <text:p text:style-name="P5"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 text:style-name="P5"><text:span text:style-name="T2">get(ServiceId)-&gt;[{Ip,Port}]</text:span></text:p>
          </draw:text-box>
        </draw:frame>
        <draw:frame draw:style-name="gr2" draw:text-style-name="P6" draw:layer="layout" svg:width="6.278cm" svg:height="2.863cm" svg:x="1.27cm" svg:y="9.075cm">
          <draw:text-box>
            <text:p text:style-name="P4"><text:span text:style-name="T2">log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6" draw:layer="layout" svg:width="7.62cm" svg:height="3.797cm" svg:x="9.144cm" svg:y="1.296cm">
          <draw:text-box>
            <text:p text:style-name="P4"><text:span text:style-name="T2">catalog_service</text:span></text:p>
            <text:p text:style-name="P5"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 text:style-name="P5"><text:span text:style-name="T2">add(ServiceId,dir,Path)-&gt;ok|error</text:span></text:p>
            <text:p text:style-name="P5"><text:span text:style-name="T2">add(ServiceId,TarFileNamen,Bytes)-</text:span><text:span text:style-name="T2">&gt;ok|error</text:span></text:p>
            <text:p text:style-name="P5"><text:span text:style-name="T2">delete(ServiceId)</text:span><text:span text:style-name="T2">-&gt;ok|error</text:span></text:p>
            <text:p text:style-name="P5"><text:span text:style-name="T2">get(ServiceId)→{ok,TarFileName,Byt</text:span><text:span text:style-name="T2">es}</text:span></text:p>
          </draw:text-box>
        </draw:frame>
        <draw:frame draw:style-name="gr5" draw:text-style-name="P6" draw:layer="layout" svg:width="7.118cm" svg:height="3.009cm" svg:x="0.756cm" svg:y="1.524cm">
          <draw:text-box>
            <text:p text:style-name="P4"><text:span text:style-name="T2">iaas_service</text:span></text:p>
            <text:p text:style-name="P5"><text:span text:style-name="T1">computerIpAddress</text:span><text:span text:style-name="T2"><text:line-break/></text:span><text:span text:style-name="T2">ListOfComputers [{ComputerId,</text:span><text:span text:style-name="T2">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 text:style-name="P5"><text:span text:style-name="T2">delete(ComputerId)→[{Ip,Port}]-&gt;ok|</text:span><text:span text:style-name="T2">error</text:span></text:p>
            <text:p text:style-name="P5"><text:span text:style-name="T2">get_all_computers()-&gt;[{Ip,Port}]</text:span></text:p>
          </draw:text-box>
        </draw:frame>
        <draw:frame draw:style-name="gr6" draw:text-style-name="P3" draw:layer="layout" svg:width="7.112cm" svg:height="2.615cm" svg:x="20.066cm" svg:y="0.687cm">
          <draw:text-box>
            <text:p text:style-name="P1"><text:span text:style-name="T1">gen_server(ServiceId)</text:span></text:p>
            <text:p text:style-name="P2"><text:span text:style-name="T1"><text:line-break/></text:span><text:span text:style-name="T1">local_dns_ip_address</text:span></text:p>
            <text:p text:style-name="P2"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2" draw:text-style-name="P6" draw:layer="layout" svg:width="6.278cm" svg:height="2.863cm" svg:x="18.614cm" svg:y="5.08cm">
          <draw:text-box>
            <text:p text:style-name="P4"><text:span text:style-name="T2">master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2" draw:text-style-name="P6" draw:layer="layout" svg:width="5.701cm" svg:height="2.863cm" svg:x="3.556cm" svg:y="13.901cm">
          <draw:text-box>
            <text:p text:style-name="P4"><text:span text:style-name="T2">tcp_service</text:span></text:p>
            <text:p text:style-name="P5"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2" draw:text-style-name="P6" draw:layer="layout" svg:width="8.749cm" svg:height="4.191cm" svg:x="17.526cm" svg:y="16.256cm">
          <draw:text-box>
            <text:p text:style-name="P4"><text:span text:style-name="T2">boot_service</text:span></text:p>
            <text:p text:style-name="P5"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 text:style-name="P5"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23:02:19.969383052</meta:creation-date>
    <dc:date>2020-01-13T21:55:06.966184331</dc:date>
    <meta:editing-duration>P1DT21H58M55S</meta:editing-duration>
    <meta:editing-cycles>11</meta:editing-cycles>
    <meta:generator>LibreOffice/5.1.6.2$Linux_X86_64 LibreOffice_project/10m0$Build-2</meta:generator>
    <meta:document-statistic meta:object-count="58"/>
  </office:meta>
</office:document-meta>
</file>